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43c7c" officeooo:paragraph-rsid="00143c7c"/>
    </style:style>
    <style:style style:name="P2" style:family="paragraph" style:parent-style-name="Standard">
      <style:text-properties fo:language="fr" fo:country="FR" officeooo:rsid="00155eeb" officeooo:paragraph-rsid="00155eeb"/>
    </style:style>
    <style:style style:name="P3" style:family="paragraph" style:parent-style-name="Standard">
      <style:text-properties fo:language="fr" fo:country="FR" officeooo:rsid="00155eeb" officeooo:paragraph-rsid="001a9ebb"/>
    </style:style>
    <style:style style:name="P4" style:family="paragraph" style:parent-style-name="Standard">
      <style:text-properties fo:language="fr" fo:country="FR" officeooo:rsid="0017f5bc" officeooo:paragraph-rsid="0017f5bc"/>
    </style:style>
    <style:style style:name="P5" style:family="paragraph" style:parent-style-name="Standard">
      <style:text-properties fo:language="fr" fo:country="FR" officeooo:rsid="0019634c" officeooo:paragraph-rsid="0019634c"/>
    </style:style>
    <style:style style:name="P6" style:family="paragraph" style:parent-style-name="Standard">
      <style:text-properties fo:language="fr" fo:country="FR" officeooo:rsid="001a9ebb" officeooo:paragraph-rsid="001a9ebb"/>
    </style:style>
    <style:style style:name="P7" style:family="paragraph" style:parent-style-name="Standard">
      <style:text-properties style:text-line-through-style="none" style:text-line-through-type="none" fo:language="fr" fo:country="FR" officeooo:rsid="0019634c" officeooo:paragraph-rsid="0019634c"/>
    </style:style>
    <style:style style:name="P8" style:family="paragraph" style:parent-style-name="Standard">
      <style:text-properties officeooo:paragraph-rsid="0019634c"/>
    </style:style>
    <style:style style:name="P9" style:family="paragraph" style:parent-style-name="Standard">
      <style:text-properties officeooo:rsid="0019634c" officeooo:paragraph-rsid="0019634c"/>
    </style:style>
    <style:style style:name="P10" style:family="paragraph" style:parent-style-name="Standard">
      <style:text-properties fo:language="fr" fo:country="FR" officeooo:rsid="0017f5bc" officeooo:paragraph-rsid="0017f5bc"/>
    </style:style>
    <style:style style:name="P11" style:family="paragraph" style:parent-style-name="Standard">
      <style:text-properties fo:language="fr" fo:country="FR" officeooo:rsid="001ca3d7" officeooo:paragraph-rsid="001ca3d7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9634c"/>
    </style:style>
    <style:style style:name="T3" style:family="text">
      <style:text-properties fo:language="fr" fo:country="FR" officeooo:rsid="0019634c"/>
    </style:style>
    <style:style style:name="T4" style:family="text">
      <style:text-properties officeooo:rsid="001a9ebb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herche pour la bibliographie</text:p>
      <text:p text:style-name="P2">-objectif du robot :</text:p>
      <text:p text:style-name="P2"><text:tab/>-se déplacer dans l’espace</text:p>
      <text:p text:style-name="P2"><text:tab/>-détecter son environnement</text:p>
      <text:p text:style-name="P2"><text:tab/>-(si le temps nous le permet) se redresser</text:p>
      <text:p text:style-name="P2">-Mode de déplacement :</text:p>
      <text:p text:style-name="P2"><text:tab/>-<text:span text:style-name="T1">ramper/onduler</text:span></text:p>
      <text:p text:style-name="P7">idée abandonnée car déplacements incertains</text:p>
      <text:p text:style-name="P7"/>
      <text:p text:style-name="P2"><text:tab/>-rouler/onduler</text:p>
      <text:p text:style-name="P8"><text:span text:style-name="T3"><text:tab/>Le robot le plus intéressant est celui de Motoyasu Tanaka </text:span><text:a xlink:type="simple" xlink:href="http://www.ru.uec.ac.jp/e-bulletin/research-highlights/2019/control-of-snake-like-robots-for-high-mobility-and-dexterity.html" text:style-name="Internet_20_link" text:visited-style-name="Visited_20_Internet_20_Link">Control of snake-like robots for high mobility and dexterity | Research Highlights | UEC e-Bulletin</text:a> </text:p>
      <text:p text:style-name="P9">mais système trop complexe (nous devrons réduire le nombre de module.</text:p>
      <text:p text:style-name="P2">-Nombre de module :</text:p>
      <text:p text:style-name="P2"><text:tab/>-2/module</text:p>
      <text:p text:style-name="P5">pour commencer</text:p>
      <text:p text:style-name="P5"/>
      <text:p text:style-name="P2">-Forme des roues :</text:p>
      <text:p text:style-name="P2"><text:tab/>-bout arrondie</text:p>
      <text:p text:style-name="P2"><text:tab/>-<text:span text:style-name="T2">roues ressortant de la coque</text:span></text:p>
      <text:p text:style-name="P6">voir design est utilités.</text:p>
      <text:p text:style-name="P6"/>
      <text:p text:style-name="P2">composition des modules :</text:p>
      <text:p text:style-name="P2"><text:tab/>-moteur(x<text:span text:style-name="T4">2</text:span>)</text:p>
      <text:p text:style-name="P3"><text:tab/>-roue(x2)</text:p>
      <text:p text:style-name="P6">permet l’avancé des roues </text:p>
      <text:p text:style-name="P2"><text:tab/>-servomoteur(x1)</text:p>
      <text:p text:style-name="P6">permet la rotation du serpent</text:p>
      <text:p text:style-name="P2"/>
      <text:p text:style-name="P2"/>
      <text:p text:style-name="P2"/>
      <text:p text:style-name="P4"><text:s/></text:p>
      <text:p text:style-name="P4"/>
      <text:p text:style-name="P4"/>
      <text:p text:style-name="P4">conditions : serpent léger</text:p>
      <text:p text:style-name="P4"><text:tab/> <text:s text:c="7"/>taille raisonnable</text:p>
      <text:p text:style-name="P4"><text:tab/> <text:s text:c="7"/>taille batterie raisonnable</text:p>
      <text:p text:style-name="P4"><text:tab/> <text:s text:c="7"/>vitesse <text:span text:style-name="T4">moyenne/faible</text:span></text:p>
      <text:p text:style-name="P4"><text:tab/> <text:s text:c="7"/>couple</text:p>
      <text:p text:style-name="P4"><text:tab/> <text:s text:c="7"/><text:span text:style-name="T4">puissant</text:span></text:p>
      <text:p text:style-name="P4"><text:tab/> <text:s text:c="7"/>taille roue <text:span text:style-name="T4">(minime)</text:span></text:p>
      <text:p text:style-name="P4"><text:tab/> <text:s text:c="7"/>masse module</text:p>
      <text:p text:style-name="P4"><text:tab/> <text:s text:c="7"/>masse tête</text:p>
      <text:p text:style-name="P4"/>
      <text:p text:style-name="P4">- <text:span text:style-name="T4">type de </text:span>Moteurs</text:p>
      <text:p text:style-name="P4">- <text:span text:style-name="T4">type de </text:span>servomoteur</text:p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Aide livre <text:span text:style-name="T5">Atelier Robotique</text:span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6T11:18:59.548000000</meta:creation-date>
    <dc:date>2022-10-01T12:25:04.626000000</dc:date>
    <meta:editing-duration>P4DT7H35M33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37" meta:word-count="140" meta:character-count="1012" meta:non-whitespace-character-count="821"/>
  </office:meta>
</office:document-meta>
</file>